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51cm" table:align="left"/>
    </style:style>
    <style:style style:name="Table1.A" style:family="table-column">
      <style:table-column-properties style:column-width="2.461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3.784cm"/>
    </style:style>
    <style:style style:name="Table1.D" style:family="table-column">
      <style:table-column-properties style:column-width="5.60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351cm" table:align="left"/>
    </style:style>
    <style:style style:name="Table2.A" style:family="table-column">
      <style:table-column-properties style:column-width="2.461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3.784cm"/>
    </style:style>
    <style:style style:name="Table2.D" style:family="table-column">
      <style:table-column-properties style:column-width="5.60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351cm" table:align="left"/>
    </style:style>
    <style:style style:name="Table3.A" style:family="table-column">
      <style:table-column-properties style:column-width="2.461cm"/>
    </style:style>
    <style:style style:name="Table3.B" style:family="table-column">
      <style:table-column-properties style:column-width="4.498cm"/>
    </style:style>
    <style:style style:name="Table3.C" style:family="table-column">
      <style:table-column-properties style:column-width="3.784cm"/>
    </style:style>
    <style:style style:name="Table3.D" style:family="table-column">
      <style:table-column-properties style:column-width="5.60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351cm" table:align="left"/>
    </style:style>
    <style:style style:name="Table4.A" style:family="table-column">
      <style:table-column-properties style:column-width="2.461cm"/>
    </style:style>
    <style:style style:name="Table4.B" style:family="table-column">
      <style:table-column-properties style:column-width="4.498cm"/>
    </style:style>
    <style:style style:name="Table4.C" style:family="table-column">
      <style:table-column-properties style:column-width="3.784cm"/>
    </style:style>
    <style:style style:name="Table4.D" style:family="table-column">
      <style:table-column-properties style:column-width="5.60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351cm" table:align="left"/>
    </style:style>
    <style:style style:name="Table5.A" style:family="table-column">
      <style:table-column-properties style:column-width="2.461cm"/>
    </style:style>
    <style:style style:name="Table5.B" style:family="table-column">
      <style:table-column-properties style:column-width="4.498cm"/>
    </style:style>
    <style:style style:name="Table5.C" style:family="table-column">
      <style:table-column-properties style:column-width="3.784cm"/>
    </style:style>
    <style:style style:name="Table5.D" style:family="table-column">
      <style:table-column-properties style:column-width="5.609cm"/>
    </style:style>
    <style:style style:name="Table5.1" style:family="table-row">
      <style:table-row-properties style:min-row-height="2.355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10a06" officeooo:paragraph-rsid="00110a06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10a06" officeooo:paragraph-rsid="00110a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c1b6" officeooo:paragraph-rsid="0013c1b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5aa6d" officeooo:paragraph-rsid="0015aa6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5c8fc" officeooo:paragraph-rsid="0015c8f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66113" officeooo:paragraph-rsid="0016611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10a06" officeooo:paragraph-rsid="00110a0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3c1b6" officeooo:paragraph-rsid="0013c1b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5c8fc" officeooo:paragraph-rsid="0015c8f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6113" officeooo:paragraph-rsid="0016611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15aa6d"/>
    </style:style>
    <style:style style:name="P14" style:family="paragraph" style:parent-style-name="Standard">
      <style:paragraph-properties fo:text-align="justify" style:justify-single-word="false"/>
      <style:text-properties officeooo:rsid="0015aa6d" officeooo:paragraph-rsid="0015aa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c1b6" style:font-weight-asian="bold" style:font-weight-complex="bold"/>
    </style:style>
    <style:style style:name="T3" style:family="text">
      <style:text-properties fo:font-weight="bold" officeooo:rsid="0015aa6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aa6d" style:font-weight-asian="normal" style:font-weight-complex="normal"/>
    </style:style>
    <style:style style:name="T6" style:family="text">
      <style:text-properties officeooo:rsid="0013c1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Relatório do Projeto: Busca em Labirintos</text:h>
      <text:p text:style-name="P1"/>
      <text:p text:style-name="P3">Nome: João Vitor de Sá Melo</text:p>
      <text:p text:style-name="P3">Matrícula: 6981</text:p>
      <text:p text:style-name="P3"/>
      <text:p text:style-name="P4">Introdução</text:p>
      <text:p text:style-name="P4"/>
      <text:p text:style-name="P9">O objetivo deste projeto foi implementar e analisar dois algoritmos clássicos de busca – <text:span text:style-name="T1">Busca em largura (BFS)</text:span> e <text:span text:style-name="T1">Busca em profundidade (DFS)</text:span> <text:span text:style-name="T6">e</text:span><text:span text:style-name="T2"> Busca A* (A-estrela)</text:span><text:span text:style-name="T1"> <text:s/></text:span>– aplicados na navegação de um agente em um labirinto. O agente explora o ambiente e apresenta visualmente os caminhos visitados e a estratégia de busca escolhida.</text:p>
      <text:p text:style-name="P9"/>
      <text:p text:style-name="P9">O algoritmo A* foi implementado para complementar as estratégias de BFS e DFS. Ele utiliza uma fila de prioridade para decidir qual nó explorar, com base em uma combinação do custo atual e da heurística de distância ao objetivo.</text:p>
      <text:p text:style-name="P9"/>
      <text:p text:style-name="P5">Estrutura do projeto</text:p>
      <text:p text:style-name="P5"/>
      <text:p text:style-name="P10">O projeto foi dividido em quatro módulos principais, cada um com uma função bem definida:</text:p>
      <text:p text:style-name="P10"/>
      <text:p text:style-name="P10"><text:span text:style-name="T1">labirinto.py:</text:span> Define o ambiente do labirinto, representado por uma matriz onde 1 indica um caminho livre e 0 indica uma parede. Também implementa métodos para verificar vizinhos válidos.</text:p>
      <text:p text:style-name="P10"/>
      <text:p text:style-name="P10"><text:span text:style-name="T1">busca.py: </text:span>Contém a implementação dos algoritmos BFS, DFS e A*</text:p>
      <text:p text:style-name="P10"/>
      <text:p text:style-name="P10"><text:span text:style-name="T1">agente.py:</text:span> Representa o agente que realiza as buscas, gerenciando a escolha do algoritmo e o movimento pelo labirinto</text:p>
      <text:p text:style-name="P10"/>
      <text:p text:style-name="P10"><text:span text:style-name="T1">main.py:</text:span> Integra tudo, gerenciando a interface visual do <text:span text:style-name="T3">P</text:span><text:span text:style-name="T1">ygame, </text:span>exibindo o labirinto e o progresso do agente ao explorar o ambiente</text:p>
      <text:p text:style-name="P3"/>
      <text:p text:style-name="P5">Metodologia</text:p>
      <text:p text:style-name="P5"/>
      <text:p text:style-name="P5">1.<text:span text:style-name="T4"> </text:span>Representação do labirinto</text:p>
      <text:p text:style-name="P5"/>
      <text:p text:style-name="P10">O labirinto é uma matriz 12x12 onde:</text:p>
      <text:p text:style-name="P10">. 1 representa um caminho livre </text:p>
      <text:p text:style-name="P10">. 0 representa uma parede ou obstáculo</text:p>
      <text:p text:style-name="P10"/>
      <text:p text:style-name="P10">O agente inicia sua busca na posição (4,10) e o objetivo está localizado em (10,0).</text:p>
      <text:p text:style-name="P10"/>
      <text:p text:style-name="P10"><text:span text:style-name="T1">2.</text:span> <text:span text:style-name="T1">Algoritmos Implementados</text:span></text:p>
      <text:p text:style-name="P10"><text:span text:style-name="T1"/></text:p>
      <text:p text:style-name="P5">Busca em Largura (BFS)</text:p>
      <text:p text:style-name="P5"/>
      <text:p text:style-name="P5"><text:span text:style-name="T4">. Utiliza uma fila (deque) para explorar os caminhos de maneira sistemática, garantindo que os nós mais próximos da origem sejam visitados primeiro.</text:span></text:p>
      <text:p text:style-name="P5"><text:span text:style-name="T4">. Retorna o menor caminho em termos de número de passos.</text:span></text:p>
      <text:p text:style-name="P5"><text:span text:style-name="T4"/></text:p>
      <text:p text:style-name="P5">Busca em Profundidade (DFS)</text:p>
      <text:p text:style-name="P5"/>
      <text:p text:style-name="P5"><text:soft-page-break/>. <text:span text:style-name="T4">Utiliza uma linha para explorar um caminho até o final antes de retroceder e tentar outros caminhos</text:span></text:p>
      <text:p text:style-name="P5"><text:span text:style-name="T4">. Pode encontrar soluções mais longas, dependendo da estrutura do labirinto.</text:span></text:p>
      <text:p text:style-name="P5"><text:span text:style-name="T4"/></text:p>
      <text:p text:style-name="P6">Busca A* (A – estrela)</text:p>
      <text:p text:style-name="P6"/>
      <text:p text:style-name="P6"><text:span text:style-name="T4">. Combina os benefícios de BFS e custo uniforme, utilizando uma heurística para priorizar os nós mais promissores para alcançar o objetivo.</text:span></text:p>
      <text:p text:style-name="P6"><text:span text:style-name="T4">. A heurística utilizada foi a distância Manhattan, calculada como:</text:span></text:p>
      <text:p text:style-name="P13"><text:span text:style-name="T5"><text:tab/></text:span><text:span text:style-name="T4">h(n)=∣xatual​−xobjetivo​∣+∣yatual​−yobjetivo​∣</text:span></text:p>
      <text:p text:style-name="P13"><text:span text:style-name="T5">. Retorna sempre o menor caminho com menor custo.</text:span></text:p>
      <text:p text:style-name="P13"><text:span text:style-name="T5"/></text:p>
      <text:p text:style-name="P14"><text:span text:style-name="T1">3. Visualização</text:span></text:p>
      <text:p text:style-name="P14"><text:span text:style-name="T1"/></text:p>
      <text:p text:style-name="P14"><text:span text:style-name="T4">Os caminhos explorados e os resultados dos algoritmos são exibidos visualmente com </text:span><text:span text:style-name="T1">Pygame</text:span></text:p>
      <text:p text:style-name="P14"><text:span text:style-name="T4">. Verde para BFS </text:span></text:p>
      <text:p text:style-name="P14"><text:span text:style-name="T4">. Vermelho para DFS</text:span></text:p>
      <text:p text:style-name="P14"><text:span text:style-name="T4">. Azul para A*</text:span></text:p>
      <text:p text:style-name="P14"><text:span text:style-name="T4"/></text:p>
      <text:p text:style-name="P7">Resultados</text:p>
      <text:p text:style-name="P7">Configuração Inicial</text:p>
      <text:p text:style-name="P7"/>
      <text:p text:style-name="P11">. Posição inicial do agente: (4, 10)</text:p>
      <text:p text:style-name="P11">. Objetivo: (10, 0)</text:p>
      <text:p text:style-name="P7">Busca em Largura (BFS)</text:p>
      <text:p text:style-name="P11">. Resultado: Menor caminho encontrado com 12 passos</text:p>
      <text:p text:style-name="P11">. Rastros exibidos progressivamente em verde</text:p>
      <text:p text:style-name="P7">Busca em Profundidade (DFS)</text:p>
      <text:p text:style-name="P11">. Resultado: Caminho mais longo explorado antes de alcançar o objetivo</text:p>
      <text:p text:style-name="P11">. Rastros exibidos progressivamente em vermelho</text:p>
      <text:p text:style-name="P7">Busca A* (A-estrela)</text:p>
      <text:p text:style-name="P11">. Resultado: Caminho ótimo encontrado com menor custo</text:p>
      <text:p text:style-name="P11">. Rastros exibidos progressivamente em azul</text:p>
      <text:p text:style-name="P11"/>
      <text:p text:style-name="P7">Comparação entre Estratégias</text:p>
      <text:p text:style-name="P14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Critério</text:p>
            </table:table-cell>
            <table:table-cell table:style-name="Table1.A1" office:value-type="string">
              <text:p text:style-name="Table_20_Heading">Busca em Largura</text:p>
            </table:table-cell>
            <table:table-cell table:style-name="Table1.A1" office:value-type="string">
              <text:p text:style-name="Table_20_Heading">Busca em Profundidade</text:p>
            </table:table-cell>
            <table:table-cell table:style-name="Table1.A1" office:value-type="string">
              <text:p text:style-name="Table_20_Heading">Busca A*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<text:span text:style-name="Strong_20_Emphasis">Velocidade</text:span></text:p>
          </table:table-cell>
          <table:table-cell table:style-name="Table2.A1" office:value-type="string">
            <text:p text:style-name="Table_20_Contents">Mais lenta (explora tudo)</text:p>
          </table:table-cell>
          <table:table-cell table:style-name="Table2.A1" office:value-type="string">
            <text:p text:style-name="Table_20_Contents">Mais rápida em ambientes pequenos</text:p>
          </table:table-cell>
          <table:table-cell table:style-name="Table2.A1" office:value-type="string">
            <text:p text:style-name="Table_20_Contents">Rápida, equilibrada entre BFS e custo uniform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<text:span text:style-name="Strong_20_Emphasis">Caminho Encontrado</text:span></text:p>
          </table:table-cell>
          <table:table-cell table:style-name="Table3.A1" office:value-type="string">
            <text:p text:style-name="Table_20_Contents">Menor caminho</text:p>
          </table:table-cell>
          <table:table-cell table:style-name="Table3.A1" office:value-type="string">
            <text:p text:style-name="Table_20_Contents">Nem sempre o menor</text:p>
          </table:table-cell>
          <table:table-cell table:style-name="Table3.A1" office:value-type="string">
            <text:p text:style-name="Table_20_Contents">Sempre o menor caminho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<text:span text:style-name="Strong_20_Emphasis">Espaço Visitado</text:span></text:p>
          </table:table-cell>
          <table:table-cell table:style-name="Table4.A1" office:value-type="string">
            <text:p text:style-name="Table_20_Contents">Explora tudo até achar o objetivo</text:p>
          </table:table-cell>
          <table:table-cell table:style-name="Table4.A1" office:value-type="string">
            <text:p text:style-name="Table_20_Contents">Explora profundamente primeiro</text:p>
          </table:table-cell>
          <table:table-cell table:style-name="Table4.A1" office:value-type="string">
            <text:p text:style-name="Table_20_Contents">Explora o essencial (heurística)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_20_Contents"><text:span text:style-name="Strong_20_Emphasis">Visualização</text:span></text:p>
          </table:table-cell>
          <table:table-cell table:style-name="Table5.A1" office:value-type="string">
            <text:p text:style-name="Table_20_Contents">Rastro progressivo em verde</text:p>
          </table:table-cell>
          <table:table-cell table:style-name="Table5.A1" office:value-type="string">
            <text:p text:style-name="Table_20_Contents">Rastro progressivo em vermelho</text:p>
          </table:table-cell>
          <table:table-cell table:style-name="Table5.A1" office:value-type="string">
            <text:p text:style-name="Table_20_Contents">Rastro progressivo em azul</text:p>
          </table:table-cell>
        </table:table-row>
      </table:table>
      <text:p text:style-name="P14"><text:span text:style-name="T4"/></text:p>
      <text:p text:style-name="P8"/>
      <text:p text:style-name="P8"><text:soft-page-break/>Conclusão</text:p>
      <text:p text:style-name="P8"/>
      <text:p text:style-name="P12">O projeto demonstrou o comportamento prático de BFS, DFS e A* em um ambiente visualmente representado. Cada algoritmo apresentou diferenças claras em termos de estratégia de busca, eficiência e resultados.</text:p>
      <text:p text:style-name="P12"/>
      <text:p text:style-name="P12">. BFS: Garante o menor caminho, mas é mais lento em termos de exploração </text:p>
      <text:p text:style-name="P12">. DFS: Explora rapidamente caminhos profundos, mas nem sempre encontra o menor caminho.</text:p>
      <text:p text:style-name="P12">. A*: Oferece o melhor equilíbrio, encontrado sempre o menor caminho com menos exploração desnecessária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5:22:50.743341973</meta:creation-date>
    <dc:date>2024-11-30T03:44:05.914647539</dc:date>
    <meta:editing-duration>PT7M58S</meta:editing-duration>
    <meta:editing-cycles>1</meta:editing-cycles>
    <meta:document-statistic meta:table-count="5" meta:image-count="0" meta:object-count="0" meta:page-count="3" meta:paragraph-count="74" meta:word-count="600" meta:character-count="3829" meta:non-whitespace-character-count="3261"/>
    <meta:generator>LibreOffice/24.2.6.2$Linux_X86_64 LibreOffice_project/420$Build-2</meta:generator>
  </office:meta>
</office:document-meta>
</file>